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dde67"/>
    </style:style>
    <style:style style:name="P2" style:family="paragraph" style:parent-style-name="Text_20_body" style:list-style-name="L1">
      <style:text-properties officeooo:paragraph-rsid="001dde67"/>
    </style:style>
    <style:style style:name="P3" style:family="paragraph" style:parent-style-name="Text_20_body" style:list-style-name="L2"/>
    <style:style style:name="P4" style:family="paragraph" style:parent-style-name="Text_20_body" style:list-style-name="L2">
      <style:text-properties officeooo:paragraph-rsid="00391d7c"/>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text-properties officeooo:rsid="001e9740" officeooo:paragraph-rsid="001e9740"/>
    </style:style>
    <style:style style:name="P9" style:family="paragraph" style:parent-style-name="Text_20_body" style:list-style-name="L4">
      <style:text-properties officeooo:rsid="00255168" officeooo:paragraph-rsid="00255168"/>
    </style:style>
    <style:style style:name="P10" style:family="paragraph" style:parent-style-name="Text_20_body" style:list-style-name="L3">
      <style:text-properties officeooo:rsid="002d5eda" officeooo:paragraph-rsid="002d5eda"/>
    </style:style>
    <style:style style:name="P11" style:family="paragraph" style:parent-style-name="Text_20_body" style:list-style-name="L1">
      <style:text-properties officeooo:rsid="0032d791" officeooo:paragraph-rsid="0032d791"/>
    </style:style>
    <style:style style:name="T1" style:family="text">
      <style:text-properties officeooo:rsid="001dde67"/>
    </style:style>
    <style:style style:name="T2" style:family="text">
      <style:text-properties officeooo:rsid="001f4c20"/>
    </style:style>
    <style:style style:name="T3" style:family="text">
      <style:text-properties officeooo:rsid="00201071"/>
    </style:style>
    <style:style style:name="T4" style:family="text">
      <style:text-properties officeooo:rsid="0028243b"/>
    </style:style>
    <style:style style:name="T5" style:family="text">
      <style:text-properties officeooo:rsid="00289c49"/>
    </style:style>
    <style:style style:name="T6" style:family="text">
      <style:text-properties officeooo:rsid="00291aaf"/>
    </style:style>
    <style:style style:name="T7" style:family="text">
      <style:text-properties officeooo:rsid="002b8b51"/>
    </style:style>
    <style:style style:name="T8" style:family="text">
      <style:text-properties officeooo:rsid="002e4227"/>
    </style:style>
    <style:style style:name="T9" style:family="text">
      <style:text-properties officeooo:rsid="00351e20"/>
    </style:style>
    <style:style style:name="T10" style:family="text">
      <style:text-properties officeooo:rsid="0035318d"/>
    </style:style>
    <style:style style:name="T11" style:family="text">
      <style:text-properties officeooo:rsid="0036435d"/>
    </style:style>
    <style:style style:name="T12" style:family="text">
      <style:text-properties officeooo:rsid="0036cc1d"/>
    </style:style>
    <style:style style:name="T13" style:family="text">
      <style:text-properties officeooo:rsid="0037afbc"/>
    </style:style>
    <style:style style:name="T14" style:family="text">
      <style:text-properties officeooo:rsid="0037ba9b"/>
    </style:style>
    <style:style style:name="T15" style:family="text">
      <style:text-properties officeooo:rsid="00391d7c"/>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3:44-58</text:h>
      <text:h text:style-name="Heading_20_2" text:outline-level="2"><text:bookmark text:name="en-GNT-26630"/>The Parable of the Hidden Treasure <text:span text:style-name="T1">(44)</text:span></text:h>
      <text:list xml:id="list726532823" text:style-name="L5">
        <text:list-item>
          <text:p text:style-name="P7">“The Kingdom of heaven is like this. A man happens to find a treasure hidden in a field. He covers it up again, and is so happy that he goes and sells everything he has, and then goes back and buys that field.</text:p>
        </text:list-item>
        <text:list-item>
          <text:p text:style-name="P8">The kingdom of heaven is such a precious treasure, when you find it you’ll <text:span text:style-name="T2">let go of</text:span> everything so that you acquire it. When <text:span text:style-name="T3">one</text:span> find<text:span text:style-name="T3">s</text:span> it, it becomes <text:span text:style-name="T3">their</text:span> everything; <text:span text:style-name="T3">they</text:span> don’t need anything else but it. <text:span text:style-name="T3">Paul is an example, when he find the kingdom or when the kingdom found him, he didn’t care about his life anymore (“Philippians1:21 – To live is Christ, to die is Christ”)</text:span></text:p>
        </text:list-item>
      </text:list>
      <text:h text:style-name="Heading_20_2" text:outline-level="2"><text:bookmark text:name="en-GNT-26631"/>The Parable of the Pearl <text:span text:style-name="T1">(45-46)</text:span></text:h>
      <text:list xml:id="list4041783592" text:style-name="L4">
        <text:list-item>
          <text:p text:style-name="P6">“Also, the Kingdom of heaven is like this. A man is looking for fine pearls, <text:bookmark text:name="en-GNT-26632"/>and when he finds one that is unusually fine, he goes and sells everything he has, and buys that pearl.</text:p>
        </text:list-item>
        <text:list-item>
          <text:p text:style-name="P9">In this life we’re in search for a lot of things; money, peace, love, joy, etc. When we find the kingdom of heaven, it is so unique that we go out of our way to acquire it, we <text:span text:style-name="T4">we’ll have to let go of all we have</text:span> to get it. The kingdom is all in one, it offers us all we’re searching for but also with <text:span text:style-name="T5">its</text:span> fair share of trials and tribulations. <text:span text:style-name="T5">The disciples are an example </text:span><text:span text:style-name="T6">losing everything to gain the kingdom</text:span><text:span text:style-name="T5">. The rich man who needed the kingdom but couldn’t let go of his wealth is an example of how we can lose out on the kingdom </text:span><text:span text:style-name="T7">by not letting go</text:span><text:span text:style-name="T5">.</text:span></text:p>
        </text:list-item>
      </text:list>
      <text:h text:style-name="Heading_20_2" text:outline-level="2"><text:bookmark text:name="en-GNT-26633"/>The Parable of the Net <text:span text:style-name="T1">(47-50)</text:span></text:h>
      <text:list xml:id="list3282544717" text:style-name="L3">
        <text:list-item>
          <text:p text:style-name="P5">“Also, the Kingdom of heaven is like this. Some fishermen throw their net out in the lake and catch all kinds of fish. <text:bookmark text:name="en-GNT-26634"/>When the net is full, they pull it to shore and sit down to divide the fish: the good ones go into the buckets, the worthless ones are thrown away. <text:bookmark text:name="en-GNT-26635"/>It will be like this at the end of the age: the angels will go out and gather up the evil people from among the good <text:bookmark text:name="en-GNT-26636"/>and will throw them into the fiery furnace, where they will cry and gnash their teeth.</text:p>
        </text:list-item>
        <text:list-item>
          <text:p text:style-name="P10">The parable of the net is a prophecy of what will happen at the end of times. If we believe in it we’ll lead good lives, if we don’t we’ll lead stray and bad lives. <text:span text:style-name="T8">The choice is ours.</text:span></text:p>
        </text:list-item>
      </text:list>
      <text:h text:style-name="P1" text:outline-level="2"><text:bookmark text:name="en-GNT-26637"/>New Truths and Old <text:span text:style-name="T1">(51-52)</text:span></text:h>
      <text:list xml:id="list3139514927" text:style-name="L1">
        <text:list-item>
          <text:list>
            <text:list-item>
              <text:p text:style-name="P2">“Do you understand these things?” Jesus asked them. “Yes,” they answered.<text:bookmark text:name="en-GNT-26638"/> So he replied, “This means, then, that every teacher of the Law who becomes a disciple in the Kingdom of heaven is like a homeowner who takes new and old things out of his storage room.”</text:p>
            </text:list-item>
            <text:list-item>
              <text:p text:style-name="P11">The teachers of the law who are customed to old ways should also accept these new ways if they are to be disciples of the kingdom. Both the old and the new ways will serve them and others well.</text:p>
            </text:list-item>
          </text:list>
        </text:list-item>
      </text:list>
      <text:h text:style-name="Heading_20_2" text:outline-level="2"><text:bookmark text:name="en-GNT-26639"/><text:soft-page-break/>Jesus Is Rejected at Nazareth <text:span text:style-name="T1">(53-58)</text:span></text:h>
      <text:list xml:id="list3708781886" text:style-name="L2">
        <text:list-item>
          <text:p text:style-name="P3">When Jesus finished telling these parables, he left that place <text:bookmark text:name="en-GNT-26640"/>and went back to his hometown. He taught in the synagogue, and those who heard him were amazed. “Where did he get such wisdom?” they asked. “And what about his miracles? <text:bookmark text:name="en-GNT-26641"/>Isn't he the carpenter's son? Isn't Mary his mother, and aren't James, Joseph, Simon, and Judas his brothers? <text:bookmark text:name="en-GNT-26642"/>Aren't all his sisters living here? Where did he get all this?” <text:bookmark text:name="en-GNT-26643"/>And so they rejected him. Jesus said to them, “A prophet is respected everywhere except in his hometown and by his own family.” <text:bookmark text:name="en-GNT-26644"/>Because they did not have faith, he did not perform many miracles there.</text:p>
        </text:list-item>
        <text:list-item>
          <text:p text:style-name="P4"><text:span text:style-name="T9">Jesus was rejected in his own </text:span><text:span text:style-name="T10">home</text:span><text:span text:style-name="T9"> town, people were amazed by </text:span><text:span text:style-name="T10">his </text:span><text:span text:style-name="T9">wise words and deeds but they we sceptical of the source of all th</text:span><text:span text:style-name="T10">e wisdom</text:span><text:span text:style-name="T9"> and miracles. </text:span><text:span text:style-name="T11">These people made a mistake of denying Christ because they knew him well and they thought of him as ordinary, we shouldn’t </text:span><text:span text:style-name="T13">get</text:span><text:span text:style-name="T11"> caught in such a trap. When people we know do amazing things, let’s not dismiss them early but give them time, with time the fruits </text:span><text:span text:style-name="T14">they produce</text:span><text:span text:style-name="T11"> will show us were they stand. </text:span><text:span text:style-name="T12">Also this verse can be used by false prophets to manipulate </text:span><text:span text:style-name="T15">us</text:span><text:span text:style-name="T12">, hence, we ought to be vigila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07:06:31.166256657</meta:creation-date>
    <dc:date>2021-12-14T07:48:42.960610110</dc:date>
    <meta:editing-duration>PT31M45S</meta:editing-duration>
    <meta:editing-cycles>24</meta:editing-cycles>
    <meta:generator>LibreOffice/6.4.7.2$Linux_X86_64 LibreOffice_project/40$Build-2</meta:generator>
    <meta:document-statistic meta:table-count="0" meta:image-count="0" meta:object-count="0" meta:page-count="2" meta:paragraph-count="16" meta:word-count="734" meta:character-count="3775" meta:non-whitespace-character-count="3066"/>
  </office:meta>
</office:document-meta>
</file>